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" svg:font-family="'Lohit Hindi'"/>
    <style:font-face style:name="Times New Roman1" svg:font-family="'Times New Roman'" style:font-family-generic="roman"/>
    <style:font-face style:name="Droid Sans" svg:font-family="'Droid Sans'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/>
    </style:style>
    <style:style style:name="P2" style:family="paragraph" style:parent-style-name="Standard" style:list-style-name="WW8Num2">
      <style:text-properties fo:font-size="18pt" style:font-size-asian="18pt"/>
    </style:style>
    <style:style style:name="P3" style:family="paragraph" style:parent-style-name="Standard" style:list-style-name="WW8Num1">
      <style:text-properties fo:font-size="18pt" style:font-size-asian="18pt"/>
    </style:style>
    <style:style style:name="P4" style:family="paragraph" style:parent-style-name="Standard">
      <style:text-properties fo:font-size="18pt" officeooo:rsid="0005a31e" officeooo:paragraph-rsid="0005a31e" style:font-size-asian="18pt"/>
    </style:style>
    <style:style style:name="P5" style:family="paragraph" style:parent-style-name="Standard" style:list-style-name="WW8Num2">
      <style:text-properties fo:font-size="18pt" officeooo:rsid="000b69d6" officeooo:paragraph-rsid="000b69d6" style:font-size-asian="18pt"/>
    </style:style>
    <style:style style:name="P6" style:family="paragraph" style:parent-style-name="Standard">
      <style:text-properties fo:font-size="18pt" officeooo:rsid="000cd222" officeooo:paragraph-rsid="000cd222" style:font-size-asian="18pt"/>
    </style:style>
    <style:style style:name="P7" style:family="paragraph" style:parent-style-name="Standard">
      <style:text-properties fo:font-size="18pt" fo:font-weight="normal" style:font-size-asian="18pt" style:font-weight-asian="normal" style:font-weight-complex="normal"/>
    </style:style>
    <style:style style:name="P8" style:family="paragraph" style:parent-style-name="Standard">
      <style:text-properties fo:font-size="18pt" fo:font-weight="normal" officeooo:rsid="0005a31e" officeooo:paragraph-rsid="0005a31e" style:font-size-asian="18pt" style:font-weight-asian="normal" style:font-weight-complex="normal"/>
    </style:style>
    <style:style style:name="P9" style:family="paragraph" style:parent-style-name="Standard">
      <style:text-properties fo:font-size="18pt" fo:font-weight="normal" officeooo:rsid="0005a31e" officeooo:paragraph-rsid="00082a11" style:font-size-asian="18pt" style:font-weight-asian="normal" style:font-weight-complex="normal"/>
    </style:style>
    <style:style style:name="P10" style:family="paragraph" style:parent-style-name="Standard" style:list-style-name="L1">
      <style:text-properties fo:font-size="18pt" fo:font-weight="normal" officeooo:rsid="0005a31e" officeooo:paragraph-rsid="00082a11" style:font-size-asian="18pt" style:font-weight-asian="normal" style:font-weight-complex="normal"/>
    </style:style>
    <style:style style:name="P11" style:family="paragraph" style:parent-style-name="Standard" style:list-style-name="L1">
      <style:text-properties fo:font-size="18pt" fo:font-weight="normal" officeooo:rsid="00082a11" officeooo:paragraph-rsid="00082a11" style:font-size-asian="18pt" style:font-weight-asian="normal" style:font-weight-complex="normal"/>
    </style:style>
    <style:style style:name="P12" style:family="paragraph" style:parent-style-name="Standard" style:master-page-name="">
      <style:paragraph-properties fo:margin-left="-0.499cm" fo:margin-right="0cm" fo:orphans="0" fo:widows="0" fo:hyphenation-ladder-count="no-limit" fo:text-indent="0cm" style:auto-text-indent="false" style:page-number="auto" style:writing-mode="lr-tb"/>
      <style:text-properties fo:font-size="18pt" style:font-size-asian="18pt" fo:hyphenate="false" fo:hyphenation-remain-char-count="2" fo:hyphenation-push-char-count="2"/>
    </style:style>
    <style:style style:name="P13" style:family="paragraph" style:parent-style-name="Standard" style:master-page-name="Standard">
      <style:paragraph-properties style:page-number="auto"/>
      <style:text-properties fo:font-size="18pt" officeooo:rsid="00102d97" officeooo:paragraph-rsid="00102d97" style:font-size-asian="18pt"/>
    </style:style>
    <style:style style:name="T1" style:family="text">
      <style:text-properties officeooo:rsid="0005a31e"/>
    </style:style>
    <style:style style:name="T2" style:family="text">
      <style:text-properties style:font-name="Times New Roman1" style:font-name-asian="Times New Roman" style:font-name-complex="Times New Roman"/>
    </style:style>
    <style:style style:name="T3" style:family="text">
      <style:text-properties style:font-name="Times New Roman1" officeooo:rsid="00068d42" style:font-name-asian="Times New Roman" style:font-name-complex="Times New Roman"/>
    </style:style>
    <style:style style:name="T4" style:family="text">
      <style:text-properties style:font-name="Times New Roman1" officeooo:rsid="00082a11" style:font-name-asian="Times New Roman" style:font-name-complex="Times New Roman"/>
    </style:style>
    <style:style style:name="T5" style:family="text">
      <style:text-properties style:text-underline-style="solid" style:text-underline-width="auto" style:text-underline-color="font-color" officeooo:rsid="0005a31e"/>
    </style:style>
    <style:style style:name="T6" style:family="text">
      <style:text-properties style:text-position="sub 58%" style:font-name="Times New Roman1" style:font-name-asian="Times New Roman" style:font-name-complex="Times New Roman"/>
    </style:style>
    <style:style style:name="T7" style:family="text">
      <style:text-properties style:text-position="sub 58%" style:font-name="Times New Roman1" officeooo:rsid="00102d97" style:font-name-asian="Times New Roman" style:font-name-complex="Times New Roman"/>
    </style:style>
    <style:style style:name="T8" style:family="text">
      <style:text-properties style:text-position="sub 58%" style:font-name="Times New Roman1" officeooo:rsid="0011d1dd" style:font-name-asian="Times New Roman" style:font-name-complex="Times New Roman"/>
    </style:style>
    <style:style style:name="T9" style:family="text">
      <style:text-properties officeooo:rsid="00068d42"/>
    </style:style>
    <style:style style:name="T10" style:family="text">
      <style:text-properties officeooo:rsid="000cac71"/>
    </style:style>
    <style:style style:name="T11" style:family="text">
      <style:text-properties officeooo:rsid="000e41f7"/>
    </style:style>
    <style:style style:name="T12" style:family="text">
      <style:text-properties style:text-position="super 58%" officeooo:rsid="000e41f7"/>
    </style:style>
    <style:style style:name="T13" style:family="text">
      <style:text-properties style:text-position="super 58%" officeooo:rsid="001022cf"/>
    </style:style>
    <style:style style:name="T14" style:family="text">
      <style:text-properties officeooo:rsid="001022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Date:</text:p>
      <text:p text:style-name="P1">Name 1:</text:p>
      <text:p text:style-name="P1">Name 2:</text:p>
      <text:p text:style-name="P1"/>
      <text:p text:style-name="P12"><text:span text:style-name="T1">Assume you have a relation R(</text:span><text:span text:style-name="T5">a</text:span><text:span text:style-name="T1">,b,c). </text:span>Suppose the blocks can hold either 10 records (tuples) or 99 keys and 100 pointeres (b+trees). <text:s/>Nodes of the index are 70% full (they only contain 69 keys/70 pointers). The relation contains 1 million records. <text:span text:style-name="T11">The values of a are expected to be &gt;=0 and &lt; 10</text:span><text:span text:style-name="T12">6.</text:span></text:p>
      <text:p text:style-name="P1"/>
      <text:p text:style-name="P4">Consider the following two queries:</text:p>
      <text:p text:style-name="P8"><text:s/>a) <text:s/><text:span text:style-name="T2">σ</text:span><text:span text:style-name="T6">a=5</text:span><text:span text:style-name="T2">R</text:span></text:p>
      <text:p text:style-name="P8"><text:s/>b) <text:s/><text:span text:style-name="T2">σ</text:span><text:span text:style-name="T6">a&gt;</text:span><text:span text:style-name="T8">=</text:span><text:span text:style-name="T6">10,000 and a &lt; 20,00</text:span><text:span text:style-name="T8">0</text:span><text:span text:style-name="T6"> </text:span><text:span text:style-name="T2">R</text:span></text:p>
      <text:p text:style-name="P8"/>
      <text:p text:style-name="P9"><text:span text:style-name="T3">1. </text:span><text:span text:style-name="T2">Determine </text:span><text:span text:style-name="T4">for each query:</text:span></text:p>
      <text:list xml:id="list871887703717667461" text:style-name="L1">
        <text:list-item>
          <text:p text:style-name="P10"><text:span text:style-name="T2">the number of expected matching records</text:span></text:p>
        </text:list-item>
        <text:list-item>
          <text:p text:style-name="P11"><text:span text:style-name="T4">i</text:span><text:span text:style-name="T2">ts selectivity</text:span></text:p>
        </text:list-item>
      </text:list>
      <text:p text:style-name="P7"/>
      <text:p text:style-name="P1"><text:span text:style-name="T9">2. </text:span>Determine, for each of the structures <text:span text:style-name="T1">below</text:span>:</text:p>
      <text:list xml:id="list8783400767279811100" text:style-name="WW8Num2">
        <text:list-item>
          <text:p text:style-name="P5">Expected number of leaf blocks of each index</text:p>
        </text:list-item>
        <text:list-item>
          <text:p text:style-name="P5">The expected height of each index</text:p>
        </text:list-item>
        <text:list-item>
          <text:p text:style-name="P2">The average number of disk I/Os needed to <text:span text:style-name="T10">answer each query</text:span></text:p>
        </text:list-item>
      </text:list>
      <text:p text:style-name="P1">Assume that nothing is in memory initially, and that the search key is the primary key of the table.</text:p>
      <text:p text:style-name="P1"/>
      <text:list xml:id="list871811695288497041" text:style-name="WW8Num1">
        <text:list-item>
          <text:p text:style-name="P3">The B+tree is dense <text:span text:style-name="T1">and the heap is unsorted</text:span></text:p>
        </text:list-item>
        <text:list-item>
          <text:p text:style-name="P3">The B+tree is a sparse.</text:p>
        </text:list-item>
      </text:list>
      <text:p text:style-name="P1"/>
      <text:p text:style-name="P6">Redo assuming that a is not a primary <text:span text:style-name="T14">key, values of a vary from &gt;=0 and &lt;= 10</text:span><text:span text:style-name="T13">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" svg:font-family="'Lohit Hindi'"/>
    <style:font-face style:name="Times New Roman1" svg:font-family="'Times New Roman'" style:font-family-generic="roman"/>
    <style:font-face style:name="Droid Sans" svg:font-family="'Droid Sans'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pitch-asian="variable" style:font-size-asian="14pt" style:font-name-complex="Lohit Hindi1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"/>
    </style:style>
    <style:style style:name="WW8Num1z0" style:family="text"/>
    <style:style style:name="WW8Num2z0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Absatz-Standardschriftart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i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2.302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ame 1:</dc:title>
    <meta:creation-date>2014-11-20T11:40:29.627019144</meta:creation-date>
    <dc:date>2014-11-20T12:33:36.171655919</dc:date>
    <meta:editing-cycles>14</meta:editing-cycles>
    <meta:editing-duration>PT59M1S</meta:editing-duration>
    <meta:generator>LibreOffice/4.3.3.2$Linux_X86_64 LibreOffice_project/430m0$Build-2</meta:generator>
    <meta:document-statistic meta:table-count="0" meta:image-count="0" meta:object-count="0" meta:page-count="1" meta:paragraph-count="18" meta:word-count="176" meta:character-count="918" meta:non-whitespace-character-count="762"/>
  </office:meta>
</office:document-meta>
</file>